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lent! You have most of what we need. Let me search for the Luxchat/Matrix API documentation to give you the best guidance.Perfect! Now I have the information. For Python, the best option is the python-matrix-bot-api, which is a Python 3 API for making Matrix bots.</text:p>
      <text:p text:style-name="Text_20_body">Let me create a <text:span text:style-name="Strong_20_Emphasis">Python Matrix bot for Luxchat</text:span> that handles holiday questions:Perfect! I've created a <text:span text:style-name="Strong_20_Emphasis">Python Matrix bot for Luxchat</text:span> that handles holiday questions. Here's what you need to do:</text:p>
      <text:h text:style-name="Heading_20_2" text:outline-level="2">Installation &amp; Setup</text:h>
      <text:p text:style-name="Text_20_body"><text:span text:style-name="Strong_20_Emphasis">Step 1: Install Required Libraries</text:span></text:p>
      <text:p text:style-name="P1"><text:span text:style-name="Source_20_Text">pip install matrix-client</text:span></text:p>
      <text:p text:style-name="Text_20_body"><text:span text:style-name="Strong_20_Emphasis">Step 2: Configure the Bot</text:span> Edit these lines in the code with your actual Luxchat details:</text:p>
      <text:p text:style-name="Preformatted_20_Text"><text:span text:style-name="Source_20_Text">HOMESERVER_URL = "https://your-luxchat-homeserver.lu"</text:span></text:p>
      <text:p text:style-name="Preformatted_20_Text"><text:span text:style-name="Source_20_Text">BOT_USERNAME = "@bot_username:your-luxchat-homeserver.lu"</text:span></text:p>
      <text:p text:style-name="Preformatted_20_Text"><text:span text:style-name="Source_20_Text">BOT_PASSWORD = "your_bot_password"</text:span></text:p>
      <text:p text:style-name="P1"><text:span text:style-name="Source_20_Text">HOLIDAYS_FILE = "holidays.json" <text:s/># Path to your holidays.json from Feierdeeg</text:span></text:p>
      <text:p text:style-name="Text_20_body"><text:span text:style-name="Strong_20_Emphasis">Step 3: Prepare Your Holidays File</text:span></text:p>
      <text:list text:style-name="L1">
        <text:list-item>
          <text:p text:style-name="P2">Copy the <text:span text:style-name="Source_20_Text">holidays.json</text:span> file you generated from Feierdeeg </text:p>
        </text:list-item>
        <text:list-item>
          <text:p text:style-name="P3">Put it in the same folder as the bot script </text:p>
        </text:list-item>
      </text:list>
      <text:p text:style-name="Text_20_body"><text:span text:style-name="Strong_20_Emphasis">Step 4: Run the Bot</text:span></text:p>
      <text:p text:style-name="P1"><text:span text:style-name="Source_20_Text">python luxchat_holiday_bot.py</text:span></text:p>
      <text:p text:style-name="Horizontal_20_Line"/>
      <text:h text:style-name="Heading_20_2" text:outline-level="2">What the Bot Does</text:h>
      <text:p text:style-name="Text_20_body">Users can ask it:</text:p>
      <text:list text:style-name="L2">
        <text:list-item>
          <text:p text:style-name="P4"><text:span text:style-name="Strong_20_Emphasis">"Is 25-12-2025 a holiday?"</text:span> → Bot responds with holiday name </text:p>
        </text:list-item>
        <text:list-item>
          <text:p text:style-name="P4"><text:span text:style-name="Strong_20_Emphasis">"Holidays in 2025"</text:span> → Bot lists all Luxembourg holidays for that year </text:p>
        </text:list-item>
        <text:list-item>
          <text:p text:style-name="P5"><text:span text:style-name="Strong_20_Emphasis">"Help"</text:span> → Shows usage instructions </text:p>
        </text:list-item>
      </text:list>
      <text:p text:style-name="Horizontal_20_Line"/>
      <text:h text:style-name="Heading_20_2" text:outline-level="2">Where Should It Run?</text:h>
      <text:p text:style-name="Text_20_body"><text:span text:style-name="Strong_20_Emphasis">Best Option: Always-On Server</text:span></text:p>
      <text:list text:style-name="L3">
        <text:list-item>
          <text:p text:style-name="P6">A cloud server (AWS, Azure, DigitalOcean, etc.) </text:p>
        </text:list-item>
        <text:list-item>
          <text:p text:style-name="P6">Your home computer (if always running) </text:p>
        </text:list-item>
        <text:list-item>
          <text:p text:style-name="P7">A Raspberry Pi </text:p>
        </text:list-item>
      </text:list>
      <text:p text:style-name="Text_20_body"><text:span text:style-name="Strong_20_Emphasis">For Testing:</text:span> Just run it on your computer while testing</text:p>
      <text:p text:style-name="Text_20_body"><text:soft-page-break/>Do you have Luxchat credentials ready to test this? And do you need help with deployment options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2T22:12:06.550409200</meta:creation-date>
    <dc:date>2025-11-12T22:12:25.217255900</dc:date>
    <meta:editing-duration>PT20S</meta:editing-duration>
    <meta:editing-cycles>1</meta:editing-cycles>
    <meta:document-statistic meta:table-count="0" meta:image-count="0" meta:object-count="0" meta:page-count="2" meta:paragraph-count="27" meta:word-count="247" meta:character-count="1537" meta:non-whitespace-character-count="1316"/>
    <meta:generator>LibreOffice/25.8.2.2$Windows_X86_64 LibreOffice_project/d401f2107ccab8f924a8e2df40f573aab7605b6f</meta:generator>
  </office:meta>
</office:document-meta>
</file>